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</style:style>
    <style:style style:name="P3" style:family="paragraph" style:parent-style-name="Normal">
      <style:paragraph-properties fo:margin-left="0cm" fo:margin-right="0cm" fo:text-indent="0.635cm" style:auto-text-indent="false"/>
      <style:text-properties officeooo:paragraph-rsid="001a873c"/>
    </style:style>
    <style:style style:name="P4" style:family="paragraph" style:parent-style-name="Normal">
      <style:text-properties officeooo:paragraph-rsid="001a87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<text:span text:style-name="Default_20_Paragraph_20_Font">GALENI PRO PUERO EPILEPTICO<text:line-break/>CONSILIUM.</text:span><text:bookmark-end text:name="bookmark0"/></text:h>
      <text:h text:style-name="Heading_20_2" text:outline-level="2">Cap. I. </text:h>
      <text:p text:style-name="P3">Ego te, Caeciliane, existimabam ad mor-<text:line-break/>bum filii tui nostris subsidiis haudquaquam indigere. : nam qui<text:line-break/>jam ip fum vidit et tecum Athenas iterum navigaturus est,<text:line-break/>Dionysius, quae deceat idoneus .est et praesens facere, et,<text:line-break/>rursus discedens ad habitudinem morbi c<text:span text:style-name="Default_20_Paragraph_20_Font"><text:span text:style-name="T2">o</text:span></text:span>nsentanea docu-<text:line-break/>mente relinquere. Ego autem, qui nunquam hunc puerum<text:line-break/>vidi, forsan multum decipi possem, quum neque a principio,<text:line-break/>qualis fuerit ante morbum ipsius natura, neque nunc qua-<text:line-break/>lis in morbo sit cognoverim , feli a vobis hoc tantum audio-</text:p>
      <text:p text:style-name="P1">rim, epilepticas ipsi fieri. accessiones. Verum quum me ne-<text:line-break/>gligentem magis quam veridicum duceres, si scriptum sub-<text:line-break/>terfugerein; quod nunquam antea feci, id nunc.moliri non<text:line-break/>moleste facio , ut tibi rem gratam faciam , fcribendo quae-<text:line-break/>dam medicinalia praecepta pueri epileptici, in quibus necesse<text:line-break/>est medicae artis imperitum decipi et aberrare circa menso-<text:line-break/>ram vel circa tempus utendi. Demonstratum enim a nobis est<text:line-break/>in aliis libris , quod non contingit quempiam .recte mederi ne<text:line-break/>minimis quidem morhis,nedum adeo magnis, ut est epilepsia,<text:line-break/>nisi methodum aliquem medendi noverit. Atqui Dionysius<text:line-break/>mihi jam communicavit et mecum considerarit de .tuta pueri<text:line-break/>curatione, ac priusquam tu me haec documenta conscri-<text:line-break/>bere sis adhortatus; fed illi meam sententiam facile manile-<text:line-break/>flavi, quum intelligeret omnia quae dicerem, nihil obaudis<text:line-break/>ret, qeu methodi curativae valde peritus. Tecum. vero<text:line-break/>neque quomodo sermonem instituam novi; nam accuratus<text:line-break/>in eo distinctionibus multis ludiget et obscurior est quam</text:p>
      <text:p text:style-name="P1">imperito homini conveniat; conci<text:span text:style-name="Default_20_Paragraph_20_Font"><text:span text:style-name="T2">s</text:span></text:span>us autem<text:span text:style-name="Default_20_Paragraph_20_Font"><text:span text:style-name="T2">A st</text:span></text:span>t manifestus<text:line-break/>haud quaquam accuratus elsc potest. Quapropter sub vere-<text:line-break/>bar tibi documenta conscribere, quamvis rem tibi gratam<text:line-break/>facere percuperem, existimans mihi simile quippiam eventu-<text:line-break/>rum, quale Phidiae utique accidisset, si, postquam PalIadis<text:line-break/>simulacrum absolvit, quispiam illum coegisset separatim digi-<text:line-break/>tum, manum, pedem, nasum, aures singulasque corporis<text:line-break/>partes effingere. Ego vero methodum medendi tanquam<text:line-break/>quoddam simulacrum in pluribus commentariis a nobis scri<text:span text:style-name="Default_20_Paragraph_20_Font"><text:span text:style-name="T2">e..<text:line-break/></text:span></text:span>ptu:n suille arbitror, quae non modo imperitos homines,<text:line-break/><text:span text:style-name="Default_20_Paragraph_20_Font"><text:span text:style-name="T2">s</text:span></text:span>ed ne medicos quidem quoscunque juvare non potest. Quo-<text:line-break/>Diam autem tu cogis me de parte una artis curativae tenuo-<text:line-break/>nem facere citra aliam compagem, tuae cedo voluntati et<text:line-break/>pareo atque documenta scribo quae tibi sufficient; satis<text:line-break/>enim est medicae artis inexperto non magnum aliquid et<text:line-break/>inremediabile in medicorum praeceptis committere, praeci-<text:line-break/>pue cum didiceris legitime versari in his commentariis.<text:line-break/>Eruditis istis medendi methodi negotium scriptum est, tibi<text:line-break/>autem et aliis , qui nonnullarum rationalium artium scientes</text:p>
      <text:p text:style-name="P1">estis, medicinae .autem ignari, arbitror, fortasse nonnihil<text:line-break/>utilitatis et in his commentariis proveniet.</text:p>
      <text:h text:style-name="Heading_20_2" text:outline-level="2">Cap.ll. </text:h>
      <text:p text:style-name="P3">Conabor autem quantum fieri poterit ma-<text:line-break/>nifestissime enarrare, quanam utens puer- victus ratione non<text:line-break/>parum juvetnr et ab accidentibus quotidie ipsum inopinate<text:line-break/>invadentibus minime laedatur. Convenit -.igitur quantum;<text:line-break/>fieri. potest: haec observare. Equidem puerum .necesse est<text:line-break/>interdum occurrere magis frigoribus, immensis caloribus,<text:line-break/>ventis. validis, balneis malis, cibariis <text:span text:style-name="Default_20_Paragraph_20_Font"><text:span text:style-name="T2">caput</text:span></text:span> tentantibus,<text:line-break/>rotarum obuolutionibus, corruscationibue praeterea et toni-<text:line-break/>tritis sit.vigiliis et cruditatibus, tristitiaeque etiam et iracuu-<text:line-break/>diae et lassitudini atque aliis -huiuscemodi rebus, a quibus,<text:line-break/>ut summatim dicam, corpus vehementer moveri et pertur.-<text:line-break/>bari solet, atque in <text:span text:style-name="Default_20_Paragraph_20_Font"><text:span text:style-name="T2">r</text:span></text:span>eminiscentiam morbi referri et ad<text:line-break/>generationem paroxysmideduci. Haecigiturconvenit multo<text:line-break/>ante caveri.. Etsi quandoque his praecedentibus paroxysmus<text:line-break/>succedet, tunc ab omni penitus motu oportet illum remo-<text:line-break/>vere et domi continere et victu valde tenui illum nutrire,</text:p>
      <text:p text:style-name="P1">donec a paroxysmi labore corpus liberetur. Quis autem fit<text:line-break/>tenuis victus , quamvis arbitrer te cognoscere , tamen si ea<text:line-break/>quae sequuntur perlegeris , aliquid etiam de ipfo percipies.<text:line-break/>Tempus itaque est ut ego documenta jam aggrediar.</text:p>
      <text:h text:style-name="Heading_20_2" text:outline-level="2">Cap. HI. </text:h>
      <text:p text:style-name="P3">Accedente vere (nam morbos quae reverti<text:line-break/>solent, quodam modo tunc moveri contingity puerum pur-<text:line-break/>gandum affirmo mediocri purgatione. Huic autem purga-<text:line-break/>tioni Dionysius p<text:span text:style-name="Default_20_Paragraph_20_Font"><text:span text:style-name="T2">r</text:span></text:span>ae<text:span text:style-name="Default_20_Paragraph_20_Font"><text:span text:style-name="T2">t</text:span></text:span>ensi moderabitur et -quae opus erunt<text:line-break/>imperabit, accurate cognoscens quonam modo ad purgationem<text:line-break/>corpus praeparare oporteat et quo uti debeat medicamento,<text:line-break/>quave quantitate et in quo tempore; nam de his inter nos<text:line-break/>saepe consultum esu <text:span text:style-name="Default_20_Paragraph_20_Font"><text:span text:style-name="T2">r</text:span></text:span> Q nare Athenis praesentem habes Dio-<text:line-break/>nyfium, sed nihilominus cum ipso mentem simul et confi-<text:line-break/>lium habes meum. .Post purgationem autem quum recesserit<text:line-break/>Dionysius et puer Athenis remanserit, hanc oportet ipsum<text:line-break/>victus rationem observet. Quum a cubili mane surrexit, an-<text:line-break/>tequam ad praeceptorem accedat, moderate deambulet<text:line-break/>gressu- non admodum frequenti ; posthac autem usque ad</text:p>
      <text:p text:style-name="P1">palaestrae tempus disciplinis vacet quibus assuerit: quum<text:line-break/>primum autem ab illis discesserit, ubi rursus deambulaverit,<text:line-break/>sic ad paedotribam accedat. Hunc autem <text:span text:style-name="Default_20_Paragraph_20_Font"><text:span text:style-name="T2">praed</text:span></text:span>o<text:span text:style-name="Default_20_Paragraph_20_Font"><text:span text:style-name="T2">tribam,<text:line-break/></text:span></text:span>suquetn alium extis, qui puero praesunt, multum oportet<text:line-break/>este prudentem ; fed talem invenire difficile est, praesertim<text:line-break/>quum electio fieri debeat ex hominibus ineruditis et ignaris,<text:line-break/>non minus animam quam corpus hebetem et crassam haben-<text:line-break/>tibus . <text:span text:style-name="Default_20_Paragraph_20_Font"><text:span text:style-name="T3">ΝΟη</text:span></text:span><text:span text:style-name="Default_20_Paragraph_20_Font"><text:span text:style-name="T4"> </text:span></text:span>igitur tanquam parvum hoc te fugiat ; neque<text:line-break/>cuivis e populo pueri curam tradas, probe cognoscens quod<text:line-break/>fumum curati<text:span text:style-name="Default_20_Paragraph_20_Font"><text:span text:style-name="T2">o</text:span></text:span>nis in hisce du<text:span text:style-name="Default_20_Paragraph_20_Font"><text:span text:style-name="T2">o</text:span></text:span>bus versatur, in usu. a me<text:line-break/>tibi dati medicamenti et an exercitii;. modo; caetera vero<text:line-break/>omnia adhaec praeparatio est quaedam.Paedotribam. igitur<text:line-break/>hunc .tecum simul Dionysius eliget Sint autem ipsi exerri-<text:line-break/>tiorum scopi, quibus ad quantitatem quidem, ut puerum, ante-<text:line-break/>quam defatigetur, cessare faciat, nec non ut universum eor-<text:line-break/>PUS calefaciat et mediocriter .evacuet. . Ambo autem in<text:line-break/>eodem tempore contingent; quod quum enim fuffici.en.ter<text:line-break/>evacuatur et quantum jam satis supervacaneum est,. corpus</text:p>
      <text:p text:style-name="P1">incalescit, tunc si quis ab exercitio cessaverit, quiescet ante-<text:line-break/>quam -in defatigationem incurrat. Exercitium vero ab hoc<text:line-break/>tempore ultra , in solida jam agit membra et corporis habi-<text:line-break/>tum colliquat.; accumulat autem colliquamecta in articulis<text:line-break/>maxime et musculis; hincque sequitur facultatis lassitudo,<text:line-break/>postea ulcerosus sensus , quum aliquam corporis partem mo-<text:line-break/>vere tentaverit, et hoc est ipsa lassitudo. Non solum igitur<text:line-break/>paedotriham. prudentem esse oportet, sed etiam mediocris<text:line-break/>exercitii expertum, ne citius quam par est puerum ab exer-<text:line-break/>citio .cessare faciat,. secuturam timens lassitudinem ; neve<text:line-break/>satagens calefacere et prorsus quod superflui est evacuare,<text:line-break/>in lassitudinem -puerum ducat Mediocrium igitur exerci-.<text:line-break/>florum in quantitate hujuscemodi funt. scopi: lu qualitate<text:line-break/>vero, ut corr<text:span text:style-name="Default_20_Paragraph_20_Font"><text:span text:style-name="T2">o</text:span></text:span>borentur omnes corporis partes et maxime<text:line-break/>caput et ventriculus et hujus praecipue quod ori rircnmjlati<text:line-break/>Ut autem quispiam istud assequi possit, nunc dicam. Primo<text:line-break/>quoniam exercitia vehementia caput replent, ali sus absti-<text:line-break/>uere praecipi<text:span text:style-name="Default_20_Paragraph_20_Font"><text:span text:style-name="T2">o. </text:span></text:span>Secundo si quando his uti necessefuerit,</text:p>
      <text:p text:style-name="P1">capite erect<text:span text:style-name="Default_20_Paragraph_20_Font"><text:span text:style-name="T2">o</text:span></text:span> , quae .infra funt moveantur et ex his maxi--<text:line-break/>me crura. Tertio a parvis et tardis motionibus incipiat<text:line-break/>paedotriba et sic ad .vehementiores et celeriores motus ita<text:line-break/>deveniat: nam subito ab intensis exercitiis incipere. non<text:line-break/>iolum imbecillibus, fed etiam robustis corporibus summe pe-<text:line-break/>ricul<text:span text:style-name="Default_20_Paragraph_20_Font"><text:span text:style-name="T2">o</text:span></text:span>lum est. Considerare praeterea oportet, quodfrica-<text:line-break/>lienes exercitii loco habentur, maxime in corporibus imbe-<text:line-break/>cillibus; imo saepenumero fialae, modo recte fiant, aliarum<text:line-break/>motionum vicem supplent. opus autem est primum mani-<text:line-break/>bus molliter cum sidone a supernis partibus ad iufernas<text:line-break/>delatis corpus ad rubedinem deducere , initio a brachiis ni<text:line-break/>manibus facto atque ad pectus et ventrem devenire; subinde<text:line-break/>etiam c<text:span text:style-name="Default_20_Paragraph_20_Font"><text:span text:style-name="T2">r</text:span></text:span>ura multum fricare convenit, .ut si quid ex supernis<text:line-break/>partibus illuc fuerit derivatum , commode absumatur-; po-<text:line-break/>stremo ad caputdeveniendum est, nam statim a principio ad<text:line-break/>ipsum accedere periculosum; corpore enim adhuc pleno<text:line-break/>existente, ad id quod primo calefacit superfluitates attia—</text:p>
      <text:p text:style-name="P1">huntur, Ultimo igitur loco post alias corporis partes .caput<text:line-break/>confricari. oportet, ut nunc diximus, absque oleo <text:span text:style-name="Default_20_Paragraph_20_Font"><text:span text:style-name="T2">i</text:span></text:span> quum<text:line-break/>autem etloleum applicare libuerit, nihil prohibet capitis<text:line-break/>fricationem simul cum aliis- fieri membris, .ut unus. caput<text:line-break/>fricet, duo alii pectus et ventrem et totidem alii crura. Sic<text:line-break/>autem et post exercitia, imo vero magis tunc omnia .simul<text:line-break/>confricentur .membra; ile enim celerius ad quietem corpus<text:line-break/>deducitur et minus refrigeratur. oportet autem si de qua-<text:line-break/>piam esta re, de hac ipsi: magnam curam habere. Non<text:line-break/>lavari autem ut plurimum convenit, neque statim post exer-<text:line-break/>citium palaestram exire, sed postquam plane quieverit spi-<text:line-break/>ritus et ab exercitiis commotio prorsus cessaverit: atque<text:line-break/>tunc etiam sindone caput multum fricare convenit et saepe-<text:line-break/>numero pectine uti.</text:p>
      <text:h text:style-name="Heading_20_2" text:outline-level="2">Cap. IV. .</text:h>
      <text:p text:style-name="P3"><text:s/>Post haec autem ad prandium eat, et ante<text:line-break/>ipfum aliquid ex iis, quae ventrem molliunt, assumat, vel<text:line-break/>olus, vel salsamentum, vel ptifanam, vel olivas cum tertia<text:line-break/>parte panis; reliquas vero duas in coenae tempus seponat</text:p>
      <text:p text:style-name="P1">cum valentioribus obsoniis. Quae autem hujusmodi exi-<text:line-break/>stant paulo post dicentur , ss prius enarravero ex olerum<text:line-break/>genere omnia, quae absque laesione fumipossuut. Ex ole-;<text:line-break/>ribns nec a lactucis, nec a malva, nec ab atriplice, nec a<text:line-break/>blito pro<text:span text:style-name="Default_20_Paragraph_20_Font"><text:span text:style-name="T2">r</text:span></text:span>sus illum p<text:span text:style-name="Default_20_Paragraph_20_Font"><text:span text:style-name="T2">r</text:span></text:span>ohiberi jubeo; non tamen idem semper<text:line-break/>cupiat; verum alias aliud moderate. Ex eodem etiam esi<text:line-break/>genere bela et brassica (oportet enim extis quippiam mode-<text:line-break/>rate gustare. .Porrum quin etiam luterdum et apium et<text:line-break/>smyrnium degustare conferet; et de horariis fructibus qui-<text:line-break/>eunque non Eunt penitus crudi aut suapte natu<text:span text:style-name="Default_20_Paragraph_20_Font"><text:span text:style-name="T2">r</text:span></text:span>a difficile<text:line-break/>coquuntur: ii namque et Tua ipsorum excrementa et aliorum<text:line-break/>etiam esculentorum <text:span text:style-name="Default_20_Paragraph_20_Font"><text:span text:style-name="T2">r</text:span></text:span>etinere consueverunt. Ergo et mora<text:line-break/>et quae praecocia nominantur et ficus et si qui fiunt ejusmodi<text:line-break/>nolae, sine molestia descendu<text:span text:style-name="Default_20_Paragraph_20_Font"><text:span text:style-name="T2">n</text:span></text:span>t; et quae cucurbita dicitur;<text:line-break/>nihil ab oleribus ventrem mollientibus differ<text:span text:style-name="Default_20_Paragraph_20_Font"><text:span text:style-name="T2">r</text:span></text:span>e videtur; item<text:line-break/>pepones cucumerini, nam qui tales <text:span text:style-name="Default_20_Paragraph_20_Font"><text:span text:style-name="T2">n</text:span></text:span>on stant pravi funt.<text:line-break/>Maturae etiam uvae aliquantulum quandoque puero concedi<text:line-break/>potest; mala verent pyra raro et in parta quantitate degu-</text:p>
      <text:p text:style-name="P1">stet; et haec ipsi<text:span text:style-name="Default_20_Paragraph_20_Font"><text:span text:style-name="T2">s</text:span></text:span> non folum ut in arbore <text:span text:style-name="Default_20_Paragraph_20_Font"><text:span text:style-name="T2">t</text:span></text:span>ua sint bene<text:line-break/>cocta, sied etiam domi servata ad maturationem recte per-<text:line-break/>venerint... Scire autem oportet eadem poma; quae recenter<text:line-break/>a matre funt decerpta et quae domi deposita reservantur,<text:line-break/>permultum inter fe differre nullam que intense similitudinem<text:line-break/>habere. Possunt autem conservari poma pyraque, nec non<text:line-break/>plurimi . etiam alii fructus et pruna, quae vocantur Dama-<text:line-break/>sceha.. Ficus etiam, <text:span text:style-name="Default_20_Paragraph_20_Font"><text:span text:style-name="T2">quas ear</text:span></text:span>Y<text:span text:style-name="Default_20_Paragraph_20_Font"><text:span text:style-name="T2">cae v</text:span></text:span>o<text:span text:style-name="Default_20_Paragraph_20_Font"><text:span text:style-name="T2">cant</text:span></text:span>, ex hujuscemodi<text:line-break/>funt genere; et ex arbore palma dactyli, quorum comestio-<text:line-break/>nem penitus illi nun interdico, sed opportune et moderate<text:line-break/>illis uti- permitto ; assidue autem et multum illis uti minime<text:line-break/>velim. Atque ut semelconcludam, quicunque mali succi<text:line-break/>funt cibi, vel alvum astringunt, vel inflant, vel difficulter<text:line-break/>concoquuntur, siassidue vel plusquam conveniat assumantur,<text:line-break/>non folum huic morbo, sed omnibus^ etiam aliis nocere so-<text:line-break/>lenti--Atque hucusque ferino de diaetae nodo protractus,<text:line-break/>aliis etiam quam plurimis morbis conveniens erit. Hu- .<text:line-break/>pisce autem morbi peculiaris et proprius est, ut. caveamus<text:line-break/>ab iis praecipue esculentis, quae pituitam generant. Unde</text:p>
      <text:p text:style-name="P1">in cibariis, quae tametsi in aliis non obsint, viscosus aut<text:line-break/>frigidos aut crassos. humores generant, haudquaquam esse<text:line-break/>immorandum . censeo. Hujusmodi autem fiunt atriplex et<text:line-break/>blitum et malva, quos sane ut gustet non prohibeo, assiduum<text:line-break/>autem eorum usum vehementer. damno. Ex .hoc genere<text:line-break/>fuut et cucurbitae multoque magis cucumeres et poma ec<text:line-break/>pyra et demum quaecunque humorem .pituitosum gignunt;<text:line-break/>aut viscosum aut crass<text:span text:style-name="Default_20_Paragraph_20_Font"><text:span text:style-name="T2">a</text:span></text:span>m, vel. quaecunque sunt in genere<text:line-break/>pessimorum esculentorum, quales funt qui vulgo appellantur<text:line-break/>fungi: ab iis enim omnino abstinere consulo; quemadmo-.<text:line-break/>dum et a. rapis et a quibuscunque radicibus , quae mandor<text:line-break/>solent; crassius enim habent succos et male concoquuntur;<text:line-break/>exceptis quibusdam, quae acrimoniam quandam et calidita-.<text:line-break/>tem in se habent, quemadmodum sunt dauci et raphani; sesi<text:line-break/>ex raphanis haudquaquam illum degustare prohibeo ; verum<text:line-break/>quodam intercedente spatio; a dauco autem abstinere condi-<text:line-break/>scat magisque etiam a rapis. In -esculentorum autem alu<text:line-break/>abundent illa, quae acria sunt et facultatem incidendi habent,.</text:p>
      <text:p text:style-name="P1">dummodo insigniter n<text:span text:style-name="Default_20_Paragraph_20_Font"><text:span text:style-name="T2">o</text:span></text:span>n sint mali succi odoremque. habeant;<text:line-break/>qui caput tenet; quorum ex genere sunt quaecunque per<text:line-break/>caliditatem replent caput, quemadmodum vinum et sinapi et<text:line-break/>petr<text:span text:style-name="Default_20_Paragraph_20_Font"><text:span text:style-name="T2">o</text:span></text:span>selinum et daucos et cepe et : smyrnium ; haec enim<text:line-break/>ultra modum aestuantia sunt et. m alos. hu mores generantia.<text:line-break/>Sinapi vero licet conveniat ad humores orasses incidendos,<text:line-break/>tamen ab eoi abstinendum est, quoniam caput tentati, In<text:line-break/>oxymelitis autem usu secure confidat, etiamsi quotidie su-<text:line-break/>mere velit. Potest autem cappaces ex illo comesse et parva<text:line-break/>quaedam salsamenta oleo modico superinfuso, ut concinne-<text:line-break/>tur obsonium; quod profecto hujuscemodi affectionis .veluti<text:line-break/>medicamentum quoddam reputari potest, praecipue si sit<text:line-break/>acetum scillis conditum, hoc omnes vulgo jam scissi ticu m<text:line-break/>vocant; quod ego si quippam aliud. .in hoc casu sane laudo;<text:line-break/>horum vero alterutrum si<text:span text:style-name="Default_20_Paragraph_20_Font"><text:span text:style-name="T2">n</text:span></text:span>gulis diebus assumere contende-<text:line-break/>ritu, dico autem. vel cappaces vel salsamenta oxymelite con-<text:line-break/>dita. Si vero puer <text:span text:style-name="Default_20_Paragraph_20_Font"><text:span text:style-name="T2">o</text:span></text:span>xymel bibere velit, id sit in promptu</text:p>
      <text:p text:style-name="P1">et ante praeparatum , et non ex tempore ex utrisque crudis<text:line-break/>confectum; quo autem modo ipsum praeparare oportet,<text:line-break/>paulo post recensebimus; caeterum plurima aqua commi-<text:line-break/>sedatur , nam quod sic factum est suavius redditur, ac hieme<text:line-break/>quidem calidum accipiatur, aestate vero non prohibebitur<text:line-break/>etiam plerumque frigidum fumi, si et vehementes fuerint<text:line-break/>calores, et ipse. vehementer sitiat, po torque frigido assueverit<text:line-break/>antea; nam inter alia sitim egregie sudat oxymel non valde<text:line-break/>dulce., praesertim si aquae frigidae misceatur. Mihique non<text:line-break/>semel contigit puerum a comitiali morbo penitus liberasse,<text:line-break/>non immutata pristina rictus ratione, quum- post primam<text:line-break/>purgationem oxymel sumere coque uti medicament<text:span text:style-name="Default_20_Paragraph_20_Font"><text:span text:style-name="T2">o</text:span></text:span> jussi<text:span text:style-name="Default_20_Paragraph_20_Font"><text:span text:style-name="T2">t-<text:line-break/></text:span></text:span>sum. Uerum quoniam neque filii tui naturam novi, nescio-<text:line-break/>que quantum virium is sibi adsciverit morbus, et ipse assistere<text:line-break/>nequeo, divinare haudquaquam possum, quam paucissimis<text:line-break/>indigeat remediis , melius mihi videtur de omnibus fermo-<text:line-break/>nem facere. Igitur post exercitium in prandio oxymelite,</text:p>
      <text:p text:style-name="P1">ut dictum est, utatur, et quibusdam oleribus et olivis et nu-<text:line-break/>cibus et ficubus cum siccis tum recentibus; verum n<text:span text:style-name="Default_20_Paragraph_20_Font"><text:span text:style-name="T2">o</text:span></text:span>n<text:line-break/>simul quotidie omnibus, unum enim sit et simplex quod<text:line-break/>assumat; sed ut victus ratio variari possit, de omnibus verba<text:line-break/>feci. Eodem etiam tempore, ut dictum est, li desideraverit<text:line-break/>puer, alii etiam fructus concedi illi possunt; quum alioqui<text:line-break/>ab ipsis melius sit abstinere, non Polum morbi illius curandi<text:line-break/>causa, sed ad integram etiam totius valetudinis incolumi-<text:line-break/>Iatem , quemadmodum vides nos ferme ab omnibus horariis<text:line-break/>fructibus abstinere, Sed enim philo<text:span text:style-name="Default_20_Paragraph_20_Font"><text:span text:style-name="T2">s</text:span></text:span>ophis salubris victus<text:line-break/>praecepta non conscribimus , ut quod mihi perquam optan-<text:line-break/>dum erat non <text:span text:style-name="Default_20_Paragraph_20_Font"><text:span text:style-name="T2">s</text:span></text:span>olum ad hujus assectus curationem, <text:span text:style-name="Default_20_Paragraph_20_Font"><text:span text:style-name="T2">s</text:span></text:span>ed ad<text:line-break/>universam pueri tui vitam. Est igitur illi l concedendum,<text:line-break/>ut palam et tempestive eos comedat fructus; quicunque<text:line-break/>magni non luerint nocumenti, be clam et infestivo illos co-<text:line-break/>medens magis laedatur: qui enim palam ab aliqua re quam<text:line-break/>valde appetunt prohibentur , ii quum data est facultas plu<text:span text:style-name="Default_20_Paragraph_20_Font"><text:span text:style-name="T2">i<text:line-break/></text:span></text:span>nimio ingurgitare le consueverunt: Quamobrem pueti<text:span text:style-name="Default_20_Paragraph_20_Font"><text:span text:style-name="T2">e</text:span></text:span></text:p>
      <text:p text:style-name="P1">ego plura esculenta concedere soleo. .ex sic-, quae non<text:span text:style-name="Default_20_Paragraph_20_Font"><text:span text:style-name="T2">i</text:span></text:span> valde<text:line-break/>nocent, ut tempestive et palam illis moderate . utentur po-<text:line-break/>tius, quam, ut diximus, propter vehemens desiderium fur-<text:line-break/>tim ex his et voraci ter assumere. festinent. Atque haec de<text:line-break/>cini ratione sufficienter sint dicta. .</text:p>
      <text:h text:style-name="Heading_20_2" text:outline-level="2">;. .. Cap. U </text:h>
      <text:p text:style-name="P4">Post cibum. autem ubi paululum temporis<text:line-break/>intermiserit, priusquam ad studia disciplinarum accedat, levi-<text:line-break/>ter deambulet censeo; et rursum ut id ipsimi a studiis<text:line-break/>rediens ante coenam faciat, rane consulo, quo tempore duas<text:line-break/>reliqnas panis portiones,- quas reservaverat assumat, item<text:line-break/>aliorum unumquodque.. sic, ut dictum est, carnes quidem<text:line-break/>ex .omni fere avium <text:span text:style-name="Default_20_Paragraph_20_Font"><text:span text:style-name="T2">g</text:span></text:span>enere praeter palustres; ab omnium<text:line-break/>autem quadrupedum esu praecipue abstineat. .Quod fi quando<text:line-break/>illis uti necessitas fuerit, domestici quidem suis extremitati—<text:line-break/>bus et stomacho vescatur, .fylvcstris vero carnibus universis<text:line-break/>.bene uti potest; haedorum quin etiam.carnes degustet et non-<text:line-break/>nunquam .leporumetiam. <text:span text:style-name="Default_20_Paragraph_20_Font"><text:span text:style-name="T2">Carne</text:span></text:span>s autem omnes sint vel sim.<text:line-break/>pliciter conditae, versute nidore assae. v Simpliciter. con-</text:p>
      <text:p text:style-name="P1">diuntur,. si aquae inc<text:span text:style-name="Default_20_Paragraph_20_Font"><text:span text:style-name="T2">o</text:span></text:span>quantur, anethum, p<text:span text:style-name="Default_20_Paragraph_20_Font"><text:span text:style-name="T2">o</text:span></text:span>rrum, fal et<text:line-break/>oleum continenti. Qu<text:span text:style-name="Default_20_Paragraph_20_Font"><text:span text:style-name="T2">o</text:span></text:span>nam autem modo line nid<text:span text:style-name="Default_20_Paragraph_20_Font"><text:span text:style-name="T2">o</text:span></text:span>re recte<text:line-break/>assetur caro, clibanum, quod apud me vidisti, exemplo tibi<text:line-break/>esse potest. Ex marino autem genere crusta intecta qui-<text:line-break/>dem. omnia horia. Ex piscibus vero optimi funt petrosi;<text:line-break/>sumere etiam poterit pelagicos. Ex cartilagine<text:span text:style-name="Default_20_Paragraph_20_Font"><text:span text:style-name="T2">a</text:span></text:span> autem.tor-<text:line-break/>pedo fere fala convenit. Ex leguminibus ptisana quidem.<text:line-break/>praecipua est; hanc sequitur lens, alica et pifum; caetera<text:line-break/>mala. Et ut universaliter dicatur; quaecunque lentum et<text:line-break/>crassem generant succum et flatulenta etlexcrementitla sunt<text:line-break/>et coetu difficilia, prout ante dicebamus, maxime sunt ca-<text:line-break/>venda. ostrea etiam et cartilaginea et squamis carentia,<text:line-break/>praeterea bulbi et c<text:span text:style-name="Default_20_Paragraph_20_Font"><text:span text:style-name="T2">o</text:span></text:span>chleae et casei et fungi b<text:span text:style-name="Default_20_Paragraph_20_Font"><text:span text:style-name="T2">o</text:span></text:span>vinaeque car-<text:line-break/>nes et ova in aqua durata, quae difficilis sunt cocti<text:span text:style-name="Default_20_Paragraph_20_Font"><text:span text:style-name="T2">o</text:span></text:span>nis;<text:line-break/>imo orasses his utentibus generant humores. Alica vero et<text:line-break/>carnes suillae bonum quidem ge<text:span text:style-name="Default_20_Paragraph_20_Font"><text:span text:style-name="T2">n</text:span></text:span>erant sanguinem, sed vi-<text:line-break/>scofum. Palustria autem omnia excremeutofa sunt. Legu-<text:line-break/>mina vero omnia flatulenta fiunt, et praecipue fabae et eice-</text:p>
      <text:p text:style-name="P1">res; ptifanaque non diligenter cocta flatulenta est,. qpam-<text:line-break/>obrem bene coquere illam oportet, vel ea non uti; lens<text:line-break/>quoque bene decocta fletum omnem deponit; verum illa<text:line-break/>non assidue crebreve uti oportet-, quoniam humorem gene:-<text:line-break/>rat massum. Caeterum ad victus quotidiani rationem haec<text:line-break/>praecepta abunde sufficiunt. - ..</text:p>
      <text:h text:style-name="Heading_20_2" text:outline-level="2">Cap. VI. </text:h>
      <text:p text:style-name="P3">Medicamento autem ex Icilia, quod tibi<text:line-break/>tradidimus purgatione praemissa, quodque primo vere fieri<text:line-break/>iussimus, singulis diebus secure filius tuus .utatur, prius-<text:line-break/>quam ad palaestram accedat; nam nisi valde magnus suerit<text:line-break/>morbus et contumax, sperandum sime est .quadraginta diebus<text:line-break/>huc medicamento illum perfecte cessaturum, ut jam iunu-<text:line-break/>meros nulla ellebori opera curaxi. Uerum post purgatio-<text:line-break/>nem prius quam hoc utatur medicamento semel aut bis<text:line-break/>absinthium sumere oportet. Oxymel autem, id cette ari-<text:line-break/>diffimum, quod ad mellis .proportionem quartam aceti habet<text:line-break/>partem ; dulcissimum vero octavam excipit : aliae autem in-</text:p>
      <text:p text:style-name="P1">termediae mensurae quanto ad extremorum alterutrum.<text:line-break/>appropinquant,. tanto ariditatis aut dulcedinis^participant..<text:line-break/>Oportet autem ipsum penitus decoquere,. ita enim mixta<text:line-break/>accurate in unum ambo deveniunt, et acidae facultatis vebe-<text:line-break/>mentia, quae in aceto est retunditur, et quod in melle<text:line-break/>flatulentum est reprimitur : spumam enim illius sane qui<text:line-break/>decoquit prorsus auferet. Nec me praeterea latet in Grae-<text:line-break/>ria et in plerisque insulis oxymeli etiam ex faxis confici;<text:line-break/>quo etiam tibi secure uti licet, puero praesertim aestivo tem-<text:line-break/>pore Athenis degente. Minime autum ad me pertinet de-<text:line-break/>clarare, quando dulcius id aut acidius vel dilutius aut<text:line-break/>meracius exhibere oportet; neque in aliis particuliaribus<text:line-break/>immorari meum est , sed illius qui et praesens fuerit et cu-<text:line-break/>nandum corpus quotidie inspexerit et de humorum habitu<text:line-break/>recte coniectari poterit. In crassis enim et visentis <text:span text:style-name="Default_20_Paragraph_20_Font"><text:span text:style-name="T2">humori-<text:line-break/>bu</text:span></text:span>s acidiori et meraciori o<text:span text:style-name="Default_20_Paragraph_20_Font"><text:span text:style-name="T2">x</text:span></text:span>y<text:span text:style-name="Default_20_Paragraph_20_Font"><text:span text:style-name="T2">melite</text:span></text:span> utendum est; in iis<text:line-break/>autem qui hujusmodi non fuerint, dulciori et dilut<text:span text:style-name="Default_20_Paragraph_20_Font"><text:span text:style-name="T2">o</text:span></text:span> magis.<text:line-break/>Eodem etiam modo reliqua quae dicta sunt omnia, pro</text:p>
      <text:p text:style-name="P1">quotidianis corporum constitutionibus. commutare et variare<text:line-break/>convenit, quemadmodum et omnibus aliis morbis. Qua-<text:line-break/>propter si quis methodi medendi ignaro et inexperto innu-.<text:line-break/>mera etiam praescripserit documenta, haudquaquam illum<text:line-break/>sufficientem efficiet medicum non modo non maximorum<text:line-break/>morborum, sed ne minimorum . quidem. . illud enim. ego<text:line-break/>saepenumero palam ostendi-, quum inveterata ulcera malas-<text:line-break/>que oculorum assectiones ad sanitatem redegissem iisdem<text:line-break/>rane medicamentis, quibus plerique ante me uti nihfl prose-<text:line-break/>ceranti .Et profecto temporis opportunitas in usu cujusque,<text:line-break/>ut Hippocrati placuit, post quantitatem ad vires accurate<text:line-break/>accommodatam reliquum utilitatis adfert; nam medicae<text:line-break/>menta potius sunt auxiliorum materia quam auxilia, quem-<text:line-break/>admodum id etiam ab excellentibus asseveratur medicis, <text:span text:style-name="Default_20_Paragraph_20_Font"><text:span text:style-name="T2">r</text:span></text:span> Et<text:line-break/>ut meus quidem unde exordium sumsit finem accipiat sermo;<text:line-break/>haudquaquam fieri posse ut .minimum quippiam quod ad<text:line-break/>artem pertinet pertractare valeat is, qui artis penitus sit t.<text:line-break/>ignarus, sed illi scmper<text:span text:style-name="Default_20_Paragraph_20_Font"><text:span text:style-name="T2">t</text:span></text:span> astantis periti opus esse. . Verum ,</text:p>
      <text:p text:style-name="P1">quoniam plerique sicillae limeum male excipiunt, tibi discere .<text:line-break/>postulanti quomodo id ego facio, sermoni ipfius confectio-<text:line-break/>nem adjungam. Vas accipio, a quo extractum fuerit mel,<text:line-break/>meliterium id Graeci vocant, in quo scillam coniicio maui-<text:line-break/>hus prius illam in exiguas discerpens particulas; postea bene<text:line-break/>apto operculo illud obturans, extrinfecusque pelle circum-<text:line-break/>dans et diligenter colligans in loco quopiam meridiem fpe-<text:line-break/>ctante colloco, qui a borealibus omnino non perfletur ventis.<text:line-break/>Id autem facere foleo ea anni tempestate, in qua caniculam<text:line-break/>exoriri omnes assaverunt Graeci: quadraginta autem hujus-<text:line-break/>cemodi fiunt dies, viginti quidem ante, totidemque p<text:span text:style-name="Default_20_Paragraph_20_Font"><text:span text:style-name="T2">ost<text:line-break/></text:span></text:span>exortum ; paulatimque in. iis diebus vas illud ad solem con-<text:line-break/>vertere foleo , ut ex omnibus similiter partibus incalescat.<text:line-break/>Transacto postmodum praestituto temporis (patio , vas illud<text:line-break/>aperiens, in illo reperire soleo scillae partes elixis similes,<text:line-break/>succumque ex illis in vasis fundo quendam defluxum, quem<text:line-break/>colligens quam optimo melle concinno^ Hujus singulis<text:line-break/>diebus cui dare voluero, c<text:span text:style-name="Default_20_Paragraph_20_Font"><text:span text:style-name="T2">o</text:span></text:span>chlearis pleni mensuram praebeo,</text:p>
      <text:p text:style-name="P1">pueris quidem minoris , adustis vero majoris. Quin etiam<text:line-break/>scillae ipsius carnes accurate contundens, illasque cum melle<text:line-break/>dissolvens et conterens, ex illis cochleare unum, ut dictum.<text:line-break/>est, praebere consuevi; quod Pane quoad vires et efficaciam<text:line-break/>fecundum a praedicto locum obtinet. Caeterum quicunque<text:line-break/>fcillam in aqua elixantes illam postea conterunt, illius pro-<text:line-break/>cul dubio.- vires dissolvunt; quemadmodum, qui istud ipsum<text:line-break/>ex aceto <text:span text:style-name="Default_20_Paragraph_20_Font"><text:span text:style-name="T2">t</text:span></text:span>acium, medicamentum quidem validum admodum<text:line-break/>coniiciunt, verum nervis non innoxi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10:32:00Z</meta:creation-date>
    <dc:date>2023-01-13T11:34:16.055000000</dc:date>
    <meta:editing-cycles>3</meta:editing-cycles>
    <meta:editing-duration>PT50S</meta:editing-duration>
    <meta:document-statistic meta:table-count="0" meta:image-count="0" meta:object-count="0" meta:page-count="22" meta:paragraph-count="34" meta:word-count="3186" meta:character-count="21610" meta:non-whitespace-character-count="18453"/>
    <meta:template xlink:type="simple" xlink:actuate="onRequest" xlink:title="" xlink:href="Normal.dotm"/>
  </office:meta>
</office:document-meta>
</file>